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75cm" fo:min-width="2.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896cm" fo:min-width="20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6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646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 style:writing-mode="lr-tb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atin Modern Roman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.3cm">
          <text:p text:style-name="P1">Océa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.3cm">
          <text:p text:style-name="P1">Nouredd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Saf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7.3cm">
          <text:p text:style-name="P1">Fab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Alvi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0.3cm">
          <text:p text:style-name="P1">Veronik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4.3cm">
          <text:p text:style-name="P3"><text:span text:style-name="T1">Kenz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7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3"><text:span text:style-name="T1">Roumais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0.3cm">
          <text:p text:style-name="P1">D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Laur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3.3cm">
          <text:p text:style-name="P1">Ibrahi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4.3cm">
          <text:p text:style-name="P1">Anaé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4.3cm">
          <text:p text:style-name="P3"><text:span text:style-name="T1">Abdella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Mair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7.3cm">
          <text:p text:style-name="P1">Yeva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Fatouma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0.3cm">
          <text:p text:style-name="P1">Dari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Lu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3.3cm">
          <text:p text:style-name="P3"><text:span text:style-name="T1">Sara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2cm" svg:x="3.4cm" svg:y="13.3cm">
          <text:p text:style-name="P4">Tayr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3.3cm">
          <text:p text:style-name="P1">Léoni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cm" svg:height="1.25cm" svg:x="6.65cm" svg:y="18.55cm">
          <text:p text:style-name="P1"><text:span text:style-name="T1">TABLEA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2cm" svg:x="15.4cm" svg:y="15.3cm">
          <text:p text:style-name="P1"><text:span text:style-name="T1">BUREA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2cm" svg:x="3.4cm" svg:y="16.3cm">
          <text:p text:style-name="P1"><text:span text:style-name="T1">ORD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0:52:46.596316515</meta:creation-date>
    <dc:date>2022-01-02T17:25:43.173105037</dc:date>
    <meta:editing-duration>PT17M18S</meta:editing-duration>
    <meta:editing-cycles>4</meta:editing-cycles>
    <meta:generator>LibreOffice/6.4.7.2$Linux_X86_64 LibreOffice_project/40$Build-2</meta:generator>
    <meta:document-statistic meta:object-count="40"/>
  </office:meta>
</office:document-meta>
</file>